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 office:value-type="string" calcext:value-type="string">
            <text:p>Notes</text:p>
          </table:table-cell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table:style-name="ce3" office:value-type="date" office:date-value="2025-08-13" calcext:value-type="date">
            <text:p>13/08/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2]+1" office:value-type="date" office:date-value="2025-08-14" calcext:value-type="date">
            <text:p>14/08/2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3]+1" office:value-type="date" office:date-value="2025-08-15" calcext:value-type="date">
            <text:p>15/08/2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3" table:formula="of:=[.A4]+1" office:value-type="date" office:date-value="2025-08-16" calcext:value-type="date">
            <text:p>16/08/2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3" table:formula="of:=[.A5]+1" office:value-type="date" office:date-value="2025-08-17" calcext:value-type="date">
            <text:p>17/08/2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I can almost think a key in advance</text:p>
          </table:table-cell>
          <table:covered-table-cell table:number-columns-repeated="2"/>
        </table:table-row>
        <table:table-row table:style-name="ro2">
          <table:table-cell table:style-name="ce3" table:formula="of:=[.A6]+1" office:value-type="date" office:date-value="2025-08-18" calcext:value-type="date">
            <text:p>18/08/25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3" table:formula="of:=[.A7]+1" office:value-type="date" office:date-value="2025-08-19" calcext:value-type="date">
            <text:p>19/08/2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style-name="ce3" table:formula="of:=[.A8]+1" office:value-type="date" office:date-value="2025-08-20" calcext:value-type="date">
            <text:p>20/08/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3" table:formula="of:=[.A9]+1" office:value-type="date" office:date-value="2025-08-21" calcext:value-type="date">
            <text:p>21/08/2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3" table:formula="of:=[.A10]+1" office:value-type="date" office:date-value="2025-08-22" calcext:value-type="date">
            <text:p>22/08/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3" table:formula="of:=[.A11]+1" office:value-type="date" office:date-value="2025-08-23" calcext:value-type="date">
            <text:p>23/08/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ce3" table:formula="of:=[.A12]+1" office:value-type="date" office:date-value="2025-08-24" calcext:value-type="date">
            <text:p>24/08/2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9:42:34.990538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18T19:45:15.030007880</dc:date>
    <meta:editing-duration>PT7H9M15S</meta:editing-duration>
    <meta:editing-cycles>10</meta:editing-cycles>
    <meta:document-statistic meta:table-count="1" meta:cell-count="42" meta:object-count="0"/>
  </office:meta>
</office:document-meta>
</file>